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1CC0000011494C181D9.jpg" manifest:media-type=""/>
  <manifest:file-entry manifest:full-path="Pictures/10000000000004220000041F33B1CA27.png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ext" style:name="a76d296">
      <style:text-properties style:text-underline-style="none"/>
    </style:style>
    <style:style style:family="text" style:name="abb0677">
      <style:text-properties/>
    </style:style>
    <style:style style:family="text" style:name="ae094e4">
      <style:text-properties/>
    </style:style>
    <style:style style:family="text" style:name="a53451e" style:parent-style-name="Hyperlink">
      <style:text-properties/>
    </style:style>
    <style:style style:family="text" style:name="ab92148" style:parent-style-name="Hyperlink">
      <style:text-properties/>
    </style:style>
    <style:style style:family="paragraph" style:name="P1" style:parent-style-name="Standard">
      <style:text-properties style:font-name="Verdana" style:font-name-complex="Verdana"/>
    </style:style>
    <style:style style:family="paragraph" style:name="P2" style:parent-style-name="Standard">
      <style:text-properties fo:font-size="10pt" style:font-name="Verdana" style:font-name-complex="Verdana" style:font-size-asian="10pt" style:font-size-complex="10pt"/>
    </style:style>
    <style:style style:family="paragraph" style:name="P3" style:parent-style-name="Standard">
      <style:paragraph-properties>
        <style:tab-stops>
          <style:tab-stop style:position="1.772in"/>
        </style:tab-stops>
      </style:paragraph-properties>
      <style:text-properties fo:font-size="10pt" style:font-name="Verdana" style:font-name-complex="Verdana" style:font-size-asian="10pt" style:font-size-complex="10pt"/>
    </style:style>
    <style:style style:family="paragraph" style:name="P4" style:parent-style-name="Standard">
      <style:paragraph-properties>
        <style:tab-stops>
          <style:tab-stop style:position="1.772in"/>
        </style:tab-stops>
      </style:paragraph-properties>
      <style:text-properties fo:font-size="10pt" fo:font-style="italic" style:font-name="Verdana" style:font-name-complex="Arial" style:font-size-asian="10pt" style:font-size-complex="10pt" style:font-style-asian="italic"/>
    </style:style>
    <style:style style:family="paragraph" style:name="P5" style:parent-style-name="Standard">
      <style:paragraph-properties>
        <style:tab-stops>
          <style:tab-stop style:position="1.772in"/>
        </style:tab-stops>
      </style:paragraph-properties>
    </style:style>
    <style:style style:family="paragraph" style:name="P6" style:parent-style-name="Standard">
      <style:paragraph-properties>
        <style:tab-stops>
          <style:tab-stop style:position="1.772in"/>
          <style:tab-stop style:position="2.1661in"/>
        </style:tab-stops>
      </style:paragraph-properties>
    </style:style>
    <style:style style:family="paragraph" style:name="P7" style:parent-style-name="Standard">
      <style:paragraph-properties fo:text-align="end" style:justify-single-word="false"/>
    </style:style>
    <style:style style:family="paragraph" style:name="P8" style:parent-style-name="Standard">
      <style:paragraph-properties fo:text-align="justify" style:justify-single-word="false"/>
    </style:style>
    <style:style style:family="paragraph" style:master-page-name="Standard" style:name="P9" style:parent-style-name="Standard">
      <style:paragraph-properties fo:margin-left="0.5909in" fo:margin-right="0in" fo:text-indent="-0.5909in" style:auto-text-indent="false" style:page-number="auto"/>
      <style:text-properties fo:background-color="#ffff00" fo:country="US" fo:font-style="italic" fo:font-weight="bold" fo:language="en" style:country-asian="US" style:font-name="Verdana" style:font-name-complex="Verdana" style:font-style-asian="italic" style:font-weight-asian="bold" style:language-asian="en" style:text-underline-color="font-color" style:text-underline-style="solid" style:text-underline-width="auto"/>
    </style:style>
    <style:style style:family="paragraph" style:name="P10" style:parent-style-name="Standard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name="P11" style:parent-style-name="Standard">
      <style:paragraph-properties fo:margin-left="0.2953in" fo:margin-right="0in" fo:text-indent="-0.2953in" style:auto-text-indent="false"/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paragraph" style:name="P12" style:parent-style-name="Standard">
      <style:paragraph-properties fo:margin-left="0in" fo:margin-right="-0.0984in" fo:text-indent="0in" style:auto-text-indent="false">
        <style:tab-stops>
          <style:tab-stop style:position="1.772in"/>
        </style:tab-stops>
      </style:paragraph-properties>
    </style:style>
    <style:style style:family="paragraph" style:name="P13" style:parent-style-name="Standard">
      <style:paragraph-properties fo:margin-left="0in" fo:margin-right="-0.0984in" fo:text-indent="0in" style:auto-text-indent="false">
        <style:tab-stops>
          <style:tab-stop style:position="1.772in"/>
          <style:tab-stop style:position="2.1661in"/>
        </style:tab-stops>
      </style:paragraph-properties>
    </style:style>
    <style:style style:family="paragraph" style:name="P14" style:parent-style-name="Standard">
      <style:paragraph-properties fo:margin-left="0in" fo:margin-right="-0.1972in" fo:text-indent="0in" style:auto-text-indent="false">
        <style:tab-stops>
          <style:tab-stop style:position="1.772in"/>
        </style:tab-stops>
      </style:paragraph-properties>
    </style:style>
    <style:style style:family="paragraph" style:name="P15" style:parent-style-name="Standard">
      <style:paragraph-properties fo:margin-left="1.7709in" fo:margin-right="-0.1972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6" style:parent-style-name="Standard">
      <style:paragraph-properties fo:margin-left="1.7709in" fo:margin-right="-0.2957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7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P18" style:parent-style-name="Header">
      <style:text-properties fo:font-size="10pt" style:font-name="Verdana" style:font-name-complex="Verdana" style:font-size-asian="10pt"/>
    </style:style>
    <style:style style:family="paragraph" style:name="P19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text" style:name="T1"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text" style:name="T2">
      <style:text-properties fo:font-size="10pt" style:font-name="Verdana" style:font-name-complex="Arial" style:font-size-asian="10pt" style:font-size-complex="10pt"/>
    </style:style>
    <style:style style:family="text" style:name="T3">
      <style:text-properties fo:font-size="10pt" style:font-name="Verdana" style:font-name-complex="Verdana" style:font-size-asian="10pt"/>
    </style:style>
    <style:style style:family="text" style:name="T4">
      <style:text-properties fo:font-size="10pt" style:font-name="Verdana" style:font-name-complex="Verdana" style:font-size-asian="10pt" style:font-size-complex="10pt"/>
    </style:style>
    <style:style style:family="text" style:name="T5">
      <style:text-properties fo:font-size="10pt" fo:font-style="italic" style:font-name="Verdana" style:font-name-complex="Arial" style:font-size-asian="10pt" style:font-size-complex="10pt" style:font-style-asian="italic"/>
    </style:style>
    <style:style style:family="text" style:name="T6">
      <style:text-properties fo:font-size="10pt" fo:font-style="italic" style:font-name="Verdana" style:font-name-complex="Verdana" style:font-size-asian="10pt" style:font-size-complex="10pt" style:font-style-asian="italic"/>
    </style:style>
    <style:style style:family="text" style:name="T7">
      <style:text-properties fo:font-size="10pt" fo:font-weight="bold" style:font-name="Verdana" style:font-name-complex="Arial" style:font-size-asian="10pt" style:font-size-complex="10pt" style:font-weight-asian="bold"/>
    </style:style>
    <style:style style:family="text" style:name="T8">
      <style:text-properties fo:font-size="10pt" style:font-name="Verdana" style:font-name-asian="Verdana" style:font-name-complex="Verdana" style:font-size-asian="10pt"/>
    </style:style>
    <style:style style:family="text" style:name="T9">
      <style:text-properties fo:font-size="10pt" style:font-name="Verdana" style:font-name-asian="Verdana" style:font-name-complex="Verdana" style:font-size-asian="10pt" style:font-size-complex="10pt"/>
    </style:style>
    <style:style style:family="text" style:name="T10">
      <style:text-properties fo:font-size="8pt" fo:font-style="italic" style:font-name="Verdana" style:font-name-complex="Verdana" style:font-size-asian="8pt" style:font-style-asian="italic"/>
    </style:style>
    <style:style style:family="text" style:name="T11">
      <style:text-properties fo:font-size="8pt" fo:font-style="italic" style:font-name="Verdana" style:font-name-complex="Verdana" style:font-size-asian="8pt" style:font-size-complex="10pt" style:font-style-asian="italic"/>
    </style:style>
    <style:style style:family="text" style:name="T12">
      <style:text-properties fo:font-size="8pt" style:font-name="Verdana" style:font-name-complex="Verdana" style:font-size-asian="8pt"/>
    </style:style>
    <style:style style:family="text" style:name="T13">
      <style:text-properties fo:font-size="11pt" style:font-name="Verdana" style:font-name-asian="Verdana" style:font-name-complex="Verdana" style:font-size-asian="11pt" style:font-size-complex="11pt"/>
    </style:style>
    <style:style style:family="text" style:name="T14">
      <style:text-properties fo:color="#ff6600" fo:font-size="14pt" fo:font-weight="bold" style:font-name="Verdana" style:font-name-complex="Verdana" style:font-size-asian="14pt" style:font-weight-asian="bold"/>
    </style:style>
    <style:style style:family="text" style:name="T15">
      <style:text-properties fo:color="#ff6600" fo:font-size="14pt" fo:font-weight="bold" style:font-name="Verdana" style:font-name-complex="Verdana" style:font-size-asian="14pt" style:font-weight-asian="bold" style:text-position="super 58%"/>
    </style:style>
    <style:style style:family="text" style:name="T16">
      <style:text-properties fo:font-size="10pt" style:font-name="Arial Narrow" style:font-name-complex="Arial Narrow" style:font-size-asian="10pt" style:text-position="super 58%"/>
    </style:style>
    <style:style style:family="text" style:name="T17">
      <style:text-properties fo:font-size="10pt" style:font-name="Wingdings" style:font-size-asian="10pt"/>
    </style:style>
    <style:style style:family="text" style:name="T18">
      <style:text-properties fo:country="US" fo:font-size="10pt" fo:language="en" style:country-asian="US" style:font-name="Wingdings" style:font-size-asian="10pt" style:language-asian="en"/>
    </style:style>
    <style:style style:family="text" style:name="T19">
      <style:text-properties fo:color="#3366ff" fo:font-weight="bold" style:font-name="Wingdings" style:font-size-complex="10pt" style:font-weight-asian="bold"/>
    </style:style>
    <style:style style:family="text" style:name="T20">
      <style:text-properties fo:color="#3366ff" fo:font-size="13pt" fo:font-weight="bold" style:font-name="Wingdings" style:font-size-asian="13pt" style:font-size-complex="13pt" style:font-weight-asian="bold"/>
    </style:style>
    <style:style style:family="text" style:name="T21">
      <style:text-properties fo:font-size="10pt" style:font-name="Arial Narrow" style:font-name-complex="Arial Narrow" style:font-size-asian="10pt"/>
    </style:style>
    <style:style style:family="text" style:name="T22">
      <style:text-properties fo:font-size="10pt" style:font-name="Arial Narrow" style:font-name-complex="Arial Narrow" style:font-size-asian="10pt" style:font-size-complex="10pt"/>
    </style:style>
    <style:style style:family="text" style:name="T23">
      <style:text-properties fo:font-size="10pt" fo:font-style="italic" style:font-name="Arial Narrow" style:font-name-complex="Arial Narrow" style:font-size-asian="10pt" style:font-style-asian="italic"/>
    </style:style>
    <style:style style:family="text" style:name="T24">
      <style:text-properties fo:font-size="10pt" style:font-name="Arial Narrow" style:font-name-complex="Arial Narrow" style:font-size-asian="10pt" style:text-underline-color="font-color" style:text-underline-style="solid" style:text-underline-width="auto"/>
    </style:style>
    <style:style style:family="text" style:name="T25">
      <style:text-properties style:font-name="Arial Narrow" style:font-name-complex="Arial Narrow"/>
    </style:style>
    <style:style style:family="text" style:name="T26">
      <style:text-properties fo:font-style="italic" style:font-name="Arial Narrow" style:font-name-complex="Arial Narrow" style:font-style-asian="italic"/>
    </style:style>
    <style:style style:family="text" style:name="T27">
      <style:text-properties fo:font-size="7pt" style:font-name="Arial Narrow" style:font-name-complex="Arial Narrow" style:font-size-asian="7pt"/>
    </style:style>
    <style:style style:family="text" style:name="T28">
      <style:text-properties fo:font-size="11pt" style:font-name="Arial Narrow" style:font-name-complex="Arial Narrow" style:font-size-asian="11pt"/>
    </style:style>
    <style:style style:family="text" style:name="T29">
      <style:text-properties fo:color="#000000" fo:font-size="10pt" style:font-name="Arial Narrow" style:font-name-complex="Arial Narrow" style:font-size-asian="10pt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right" style:horizontal-rel="paragraph" style:mirror="none" style:number-wrapped-paragraphs="no-limit" style:run-through="background" style:vertical-pos="from-top" style:vertical-rel="paragraph" style:wrap="parallel" style:wrap-contour="false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in" fo:margin-right="0in" fo:padding-bottom="0.0508in" fo:padding-left="0.1008in" fo:padding-right="0.1008in" fo:padding-top="0.0508in" style:mirror="none" style:vertical-pos="top" style:vertical-rel="baseline"/>
    </style:style>
    <style:style style:family="text" style:name="ae4a002" style:parent-style-name="Internet_20_link">
      <style:text-properties fo:color="#000000" fo:font-size="10pt" style:font-name="Arial Narrow" style:font-name-complex="Arial Narrow" style:font-size-asian="10pt"/>
    </style:style>
    <style:style style:family="text" style:name="ac8f059" style:parent-style-name="Hyperlink">
      <style:text-properties/>
    </style:style>
    <style:style style:family="text" style:name="a20f2d5">
      <style:text-properties/>
    </style:style>
    <style:style style:family="text" style:name="a30d27d" style:parent-style-name="Hyperlink">
      <style:text-properties/>
    </style:style>
    <style:style style:family="text" style:name="ae43bbf">
      <style:text-properties/>
    </style:style>
    <style:style style:family="text" style:name="a226e07" style:parent-style-name="a30d27d">
      <style:text-properties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name="graphics1" draw:style-name="fr1" draw:z-index="7" svg:height="0.8752in" svg:width="0.8854in" svg:y="0.0043in" text:anchor-type="char"><draw:image xlink:actuate="onLoad" xlink:href="Pictures/10000000000004220000041F33B1CA27.png" xlink:show="embed" xlink:type="simple"/></draw:frame></text:p>
      <text:p text:style-name="P10"/>
      <text:p text:style-name="P10"/>
      <text:p text:style-name="P10"/>
      <text:p text:style-name="P10"/>
      <text:p text:style-name="P11"><text:a xlink:href="http://www.eins.de" xlink:type="simple"><text:span text:style-name="ab92148">Kapitel</text:span></text:a><text:a xlink:href="http://www.zwei.de" xlink:type="simple"><text:span text:style-name="ab92148">10</text:span></text:a></text:p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2953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writing-mode="lr-tb"/>
      <style:text-properties fo:country="DE" fo:font-size="12pt" fo:hyphenate="false" fo:hyphenation-push-char-count="2" fo:hyphenation-remain-char-count="2" fo:language="de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Droid Sans Fallback" style:font-name-complex="Free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Standard" style:parent-style-name="Standard">
      <style:paragraph-properties fo:hyphenation-ladder-count="no-limit" fo:keep-with-next="always" fo:margin-bottom="0.2083in" fo:margin-top="0.1665in" style:contextual-spacing="false" style:punctuation-wrap="simple" style:text-autospace="none" style:vertical-align="baseline"/>
      <style:text-properties fo:font-size="17pt" fo:font-weight="bold" fo:hyphenate="true" fo:hyphenation-push-char-count="2" fo:hyphenation-remain-char-count="2" style:font-name="RotisSerif" style:font-name-complex="RotisSerif" style:font-size-asian="17pt" style:font-size-complex="10pt" style:font-weight-asian="bold" style:letter-kerning="true"/>
    </style:style>
    <style:style style:class="extra" style:family="paragraph" style:name="Head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display-name="Tahoma 16 Fett" style:family="paragraph" style:name="Tahoma_20_16_20_Fett" style:next-style-name="Standard" style:parent-style-name="Standard">
      <style:paragraph-properties style:punctuation-wrap="simple" style:text-autospace="none" style:vertical-align="baseline"/>
      <style:text-properties fo:font-size="16pt" fo:font-weight="bold" style:font-name="Tahoma" style:font-name-asian="Arial Unicode MS" style:font-name-complex="Tahoma" style:font-size-asian="16pt" style:font-size-complex="11pt" style:font-weight-asian="bold"/>
    </style:style>
    <style:style style:display-name="Tahoma 16" style:family="paragraph" style:name="Tahoma_20_16" style:next-style-name="Standard" style:parent-style-name="Standard">
      <style:paragraph-properties style:punctuation-wrap="simple" style:text-autospace="none" style:vertical-align="baseline"/>
      <style:text-properties fo:font-size="16pt" style:font-name="Tahoma" style:font-name-complex="Tahoma" style:font-size-asian="16pt" style:font-size-complex="11pt"/>
    </style:style>
    <style:style style:family="text" style:name="Absatz-Standardschriftart"/>
    <style:style style:display-name="Internet link" style:family="text" style:name="Internet_20_link" style:parent-style-name="Absatz-Standardschriftart">
      <style:text-properties fo:color="#0000ff" style:text-underline-color="font-color" style:text-underline-style="solid" style:text-underline-width="auto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style style:family="paragraph" style:name="MP1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MP2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paragraph" style:name="MP3" style:parent-style-name="Header">
      <style:text-properties fo:font-size="10pt" style:font-name="Verdana" style:font-name-complex="Verdana" style:font-size-asian="10pt"/>
    </style:style>
    <style:style style:family="text" style:name="MT1">
      <style:text-properties fo:font-size="10pt" style:font-name="Verdana" style:font-name-complex="Verdana" style:font-size-asian="10pt" style:font-size-complex="10pt"/>
    </style:style>
    <style:page-layout style:name="Mpm1">
      <style:page-layout-properties fo:margin-bottom="0.7874in" fo:margin-left="0.9839in" fo:margin-right="0.9839in" fo:margin-top="0.5in" fo:page-height="11.6929in" fo:page-width="8.2681in" style:footnote-max-height="0in" style:layout-grid-base-height="0.25in" style:layout-grid-base-width="0.1665in" style:layout-grid-color="#c0c0c0" style:layout-grid-display="false" style:layout-grid-lines="41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453in" fo:min-height="0.4839in" style:dynamic-spacing="true"/>
      </style:header-style>
      <style:footer-style/>
    </style:page-layout>
    <style:page-layout style:name="Mpm2">
      <style:page-layout-properties fo:margin-bottom="0.7874in" fo:margin-left="0.9839in" fo:margin-right="0.9839in" fo:margin-top="0.9839in" fo:page-height="11.6929in" fo:page-width="8.2681in" style:footnote-max-height="0in" style:layout-grid-base-height="0.25in" style:layout-grid-base-width="0.1665in" style:layout-grid-color="#c0c0c0" style:layout-grid-display="false" style:layout-grid-lines="39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andbuch Pastoralbüro<text:tab/>Kapitel 10 – 10.0 Inhaltsverzeichnis</text:span></text:p>
        <text:p text:style-name="MP2"/>
        <text:p text:style-name="MP3"/>
      </style:header>
    </style:master-page>
    <style:master-page style:display-name="First Page" style:name="First_20_Page" style:next-style-name="Standard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Kapitel 1</dc:title>
    <meta:initial-creator>dt21520</meta:initial-creator>
    <meta:creation-date>2010-06-23T18:40:00</meta:creation-date>
    <dc:creator>dt21520</dc:creator>
    <dc:date>2019-07-23T14:11:21</dc:date>
    <meta:print-date>2010-04-29T10:51:00</meta:print-date>
    <meta:editing-cycles>11</meta:editing-cycles>
    <meta:editing-duration>PT0.064S</meta:editing-duration>
    <meta:document-statistic meta:character-count="2006" meta:image-count="8" meta:non-whitespace-character-count="1775" meta:object-count="0" meta:page-count="2" meta:paragraph-count="34" meta:table-count="0" meta:word-count="239"/>
    <meta:generator>StarOffice/8$Win32 OpenOffice.org_project/680m18$Build-9161</meta:generator>
  </office:meta>
</office:document-meta>
</file>